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shadow="none" style:may-break-between-rows="false"/>
    </style:style>
    <style:style style:name="Table2.A" style:family="table-column">
      <style:table-column-properties style:column-width="1.529cm" style:rel-column-width="867*"/>
    </style:style>
    <style:style style:name="Table2.B" style:family="table-column">
      <style:table-column-properties style:column-width="1.836cm" style:rel-column-width="1041*"/>
    </style:style>
    <style:style style:name="Table2.C" style:family="table-column">
      <style:table-column-properties style:column-width="3.205cm" style:rel-column-width="1817*"/>
    </style:style>
    <style:style style:name="Table2.D" style:family="table-column">
      <style:table-column-properties style:column-width="8.07cm" style:rel-column-width="4575*"/>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3" style:family="table">
      <style:table-properties style:width="13.01cm" table:align="right"/>
    </style:style>
    <style:style style:name="Taulukko3.A" style:family="table-column">
      <style:table-column-properties style:column-width="5.676cm"/>
    </style:style>
    <style:style style:name="Taulukko3.B" style:family="table-column">
      <style:table-column-properties style:column-width="7.334cm"/>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4" style:family="table">
      <style:table-properties style:width="13.058cm" table:align="right"/>
    </style:style>
    <style:style style:name="Taulukko4.A" style:family="table-column">
      <style:table-column-properties style:column-width="3.32cm"/>
    </style:style>
    <style:style style:name="Taulukko4.B" style:family="table-column">
      <style:table-column-properties style:column-width="3.295cm"/>
    </style:style>
    <style:style style:name="Taulukko4.D" style:family="table-column">
      <style:table-column-properties style:column-width="3.124cm"/>
    </style:style>
    <style:style style:name="Taulukko4.A1" style:family="table-cell">
      <style:table-cell-properties fo:padding="0.097cm" fo:border-left="0.002cm solid #000000" fo:border-right="none" fo:border-top="0.002cm solid #000000" fo:border-bottom="0.002cm solid #000000"/>
    </style:style>
    <style:style style:name="Taulukko4.D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5" style:family="table">
      <style:table-properties style:width="13.083cm" table:align="right"/>
    </style:style>
    <style:style style:name="Taulukko5.A" style:family="table-column">
      <style:table-column-properties style:column-width="2.23cm"/>
    </style:style>
    <style:style style:name="Taulukko5.B" style:family="table-column">
      <style:table-column-properties style:column-width="2.251cm"/>
    </style:style>
    <style:style style:name="Taulukko5.C" style:family="table-column">
      <style:table-column-properties style:column-width="2.249cm"/>
    </style:style>
    <style:style style:name="Taulukko5.D" style:family="table-column">
      <style:table-column-properties style:column-width="2.171cm"/>
    </style:style>
    <style:style style:name="Taulukko5.E" style:family="table-column">
      <style:table-column-properties style:column-width="2.032cm"/>
    </style:style>
    <style:style style:name="Taulukko5.F" style:family="table-column">
      <style:table-column-properties style:column-width="2.15cm"/>
    </style:style>
    <style:style style:name="Taulukko5.A1" style:family="table-cell">
      <style:table-cell-properties fo:padding="0.097cm" fo:border-left="0.002cm solid #000000" fo:border-right="none" fo:border-top="0.002cm solid #000000" fo:border-bottom="0.002cm solid #000000"/>
    </style:style>
    <style:style style:name="Taulukko5.F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Heading">
      <style:text-properties fo:language="fi" fo:country="FI"/>
    </style:style>
    <style:style style:name="P10" style:family="paragraph" style:parent-style-name="Table">
      <style:paragraph-properties fo:keep-with-next="always"/>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indent="0cm" style:auto-text-indent="false"/>
      <style:text-properties fo:language="fi" fo:country="FI"/>
    </style:style>
    <style:style style:name="P17"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18" style:family="paragraph" style:parent-style-name="Table_20_Contents">
      <style:paragraph-properties fo:margin-left="0cm" fo:margin-right="0cm" fo:text-indent="0cm" style:auto-text-indent="false"/>
    </style:style>
    <style:style style:name="P19" style:family="paragraph" style:parent-style-name="Addressee">
      <style:text-properties fo:language="fi" fo:country="FI"/>
    </style:style>
    <style:style style:name="P20" style:family="paragraph" style:parent-style-name="Heading_20__28_unnumbered_29_">
      <style:text-properties fo:language="fi" fo:country="FI"/>
    </style:style>
    <style:style style:name="P21" style:family="paragraph" style:parent-style-name="Separating_20_header">
      <style:text-properties fo:language="fi" fo:country="FI"/>
    </style:style>
    <style:style style:name="P22" style:family="paragraph" style:parent-style-name="Table_20_footer">
      <style:text-properties fo:language="fi" fo:country="FI"/>
    </style:style>
    <style:style style:name="P23" style:family="paragraph" style:parent-style-name="Table_20_footer">
      <style:text-properties fo:language="fi" fo:country="FI" fo:font-style="normal" fo:font-weight="normal"/>
    </style:style>
    <style:style style:name="P24"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5" style:family="paragraph" style:parent-style-name="Text_20_body">
      <style:paragraph-properties fo:text-align="justify" style:justify-single-word="false"/>
      <style:text-properties style:font-name="Times New Roman1" fo:font-size="10pt" fo:language="fi" fo:country="FI" style:font-name-asian="Times New Roman1" style:font-size-asian="10pt" style:font-name-complex="Times New Roman1" style:font-size-complex="10pt"/>
    </style:style>
    <style:style style:name="P26" style:family="paragraph" style:parent-style-name="Text_20_body">
      <style:text-properties fo:language="fi" fo:country="FI"/>
    </style:style>
    <style:style style:name="P27" style:family="paragraph" style:parent-style-name="Text_20_body">
      <style:text-properties fo:language="fi" fo:country="FI" fo:background-color="#ffff00"/>
    </style:style>
    <style:style style:name="P28" style:family="paragraph" style:parent-style-name="Text_20_body">
      <style:text-properties fo:language="fi" fo:country="FI" fo:background-color="transparent"/>
    </style:style>
    <style:style style:name="P29" style:family="paragraph" style:parent-style-name="Text_20_body">
      <style:text-properties fo:language="fi" fo:country="FI" fo:font-weight="bold" style:font-weight-asian="bold" style:font-weight-complex="bold"/>
    </style:style>
    <style:style style:name="P30" style:family="paragraph" style:parent-style-name="Text_20_body">
      <style:text-properties fo:language="fi" fo:country="FI" fo:font-style="italic" style:font-style-asian="italic" style:font-style-complex="italic"/>
    </style:style>
    <style:style style:name="P31" style:family="paragraph" style:parent-style-name="Text_20_body">
      <style:text-properties fo:language="fi" fo:country="FI" fo:font-weight="normal" style:font-weight-asian="normal" style:font-weight-complex="normal"/>
    </style:style>
    <style:style style:name="P32"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3" style:family="paragraph" style:parent-style-name="Text_20_body">
      <style:text-properties style:use-window-font-color="true" fo:language="fi" fo:country="FI"/>
    </style:style>
    <style:style style:name="P34"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5" style:family="paragraph" style:parent-style-name="Text_20_body_20_indent">
      <style:text-properties fo:language="fi" fo:country="FI"/>
    </style:style>
    <style:style style:name="P36"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37" style:family="paragraph" style:parent-style-name="Text_20_body">
      <style:paragraph-properties fo:margin-left="0cm" fo:margin-right="0cm" fo:text-indent="-0.635cm" style:auto-text-indent="false"/>
      <style:text-properties style:font-name="Times New Roman1" fo:font-size="10pt" fo:language="fi" fo:country="FI" style:font-name-asian="Times New Roman1" style:font-size-asian="10pt" style:font-name-complex="Times New Roman1" style:font-size-complex="10pt"/>
    </style:style>
    <style:style style:name="P38" style:family="paragraph" style:parent-style-name="Text_20_body" style:list-style-name="L1">
      <style:text-properties style:font-name="Times New Roman1" fo:font-size="10pt" fo:language="fi" fo:country="FI" style:font-name-asian="Times New Roman1" style:font-size-asian="10pt" style:font-name-complex="Times New Roman1" style:font-size-complex="10pt"/>
    </style:style>
    <style:style style:name="P39" style:family="paragraph" style:parent-style-name="Text_20_body" style:list-style-name="L2">
      <style:text-properties style:font-name="Times New Roman1" fo:font-size="10pt" fo:language="fi" fo:country="FI" style:font-name-asian="Times New Roman1" style:font-size-asian="10pt" style:font-name-complex="Times New Roman1" style:font-size-complex="10pt"/>
    </style:style>
    <style:style style:name="P40" style:family="paragraph" style:parent-style-name="Text_20_body" style:list-style-name="L3">
      <style:text-properties style:font-name="Times New Roman1" fo:font-size="10pt" fo:language="fi" fo:country="FI" style:font-name-asian="Times New Roman1" style:font-size-asian="10pt" style:font-name-complex="Times New Roman1" style:font-size-complex="10pt"/>
    </style:style>
    <style:style style:name="P41" style:family="paragraph" style:parent-style-name="Text_20_body" style:list-style-name="L4">
      <style:text-properties style:font-name="Times New Roman1" fo:font-size="10pt" fo:language="fi" fo:country="FI" style:font-name-asian="Times New Roman1" style:font-size-asian="10pt" style:font-name-complex="Times New Roman1" style:font-size-complex="10pt"/>
    </style:style>
    <style:style style:name="P42" style:family="paragraph" style:parent-style-name="Text_20_body" style:list-style-name="L5">
      <style:text-properties style:font-name="Times New Roman1" fo:font-size="10pt" fo:language="fi" fo:country="FI" style:font-name-asian="Times New Roman1" style:font-size-asian="10pt" style:font-name-complex="Times New Roman1" style:font-size-complex="10pt"/>
    </style:style>
    <style:style style:name="P43" style:family="paragraph" style:parent-style-name="Text_20_body">
      <style:text-properties fo:language="fi" fo:country="FI"/>
    </style:style>
    <style:style style:name="P44" style:family="paragraph" style:parent-style-name="Text_20_body">
      <style:text-properties fo:language="fi" fo:country="FI" fo:background-color="transparent"/>
    </style:style>
    <style:style style:name="P45" style:family="paragraph" style:parent-style-name="Text_20_body">
      <style:text-properties fo:language="fi" fo:country="FI" fo:font-weight="bold" style:font-weight-asian="bold" style:font-weight-complex="bold"/>
    </style:style>
    <style:style style:name="P46" style:family="paragraph" style:parent-style-name="Text_20_body">
      <style:text-properties fo:language="fi" fo:country="FI" fo:font-weight="normal" style:font-weight-asian="normal" style:font-weight-complex="normal"/>
    </style:style>
    <style:style style:name="P47" style:family="paragraph" style:parent-style-name="Text_20_body">
      <style:text-properties fo:language="fi" fo:country="FI" fo:font-style="italic" style:font-style-asian="italic" style:font-style-complex="italic"/>
    </style:style>
    <style:style style:name="P48"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49" style:family="paragraph" style:parent-style-name="Text_20_body">
      <style:paragraph-properties fo:text-align="justify" style:justify-single-word="false" fo:orphans="2" fo:widows="2" style:text-autospace="none"/>
      <style:text-properties style:use-window-font-color="true" style:font-name="Times New Roman" fo:language="fi" fo:country="FI" fo:font-style="italic" fo:background-color="transparent" style:font-name-asian="Times New Roman" style:font-size-asian="12pt" style:font-style-asian="italic" style:font-style-complex="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paragraph-properties fo:margin-left="0cm" fo:margin-right="0cm" fo:text-indent="0cm" style:auto-text-indent="false"/>
      <style:text-properties fo:font-style="italic" style:font-style-asian="italic" style:font-style-complex="italic"/>
    </style:style>
    <style:style style:name="P52" style:family="paragraph" style:parent-style-name="Text_20_body" style:master-page-name="">
      <style:paragraph-properties fo:margin-left="1.54cm" fo:margin-right="0cm" fo:margin-top="0cm" fo:margin-bottom="0cm" fo:line-height="100%" fo:text-align="justify" style:justify-single-word="false" fo:orphans="2" fo:widows="2" fo:text-indent="0cm" style:auto-text-indent="false" style:page-number="auto" fo:background-color="transparent" style:text-autospace="none">
        <style:tab-stops/>
        <style:background-image/>
      </style:paragraph-properties>
    </style:style>
    <style:style style:name="P53" style:family="paragraph" style:parent-style-name="Heading_20_1">
      <style:text-properties fo:language="fi" fo:country="FI"/>
    </style:style>
    <style:style style:name="P54" style:family="paragraph" style:parent-style-name="Heading_20_1" style:master-page-name="Standard">
      <style:paragraph-properties style:page-number="auto"/>
      <style:text-properties fo:language="fi" fo:country="FI"/>
    </style:style>
    <style:style style:name="P55" style:family="paragraph" style:parent-style-name="Heading_20_2">
      <style:text-properties fo:language="fi" fo:country="FI"/>
    </style:style>
    <style:style style:name="P56" style:family="paragraph" style:parent-style-name="Heading_20_2">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margin-left="0cm" fo:margin-right="0cm" fo:text-indent="0cm" style:auto-text-indent="false"/>
      <style:text-properties fo:language="fi" fo:country="FI"/>
    </style:style>
    <style:style style:name="P60" style:family="paragraph" style:parent-style-name="Frame_20_contents">
      <style:paragraph-properties>
        <style:tab-stops>
          <style:tab-stop style:position="1.508cm"/>
        </style:tab-stops>
      </style:paragraph-properties>
      <style:text-properties fo:language="fi" fo:country="FI" fo:font-weight="bold" style:font-weight-asian="bold" style:font-weight-complex="bold"/>
    </style:style>
    <style:style style:name="P61"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62"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63"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language="fi" fo:country="FI"/>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3"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3"/>
          <text:p text:style-name="P13"><text:user-field-get text:name="typeDocument">Projektisuunnitelma</text:user-field-get></text:p>
        </draw:text-box>
      </draw:frame>
      <text:p text:style-name="P61"><draw:frame draw:style-name="fr2" draw:name="Frame4" text:anchor-type="as-char" svg:width="8.931cm" draw:z-index="2"><draw:text-box fo:min-height="1.931cm"><text:p text:style-name="P19">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60">211594<text:tab/>Jussi Tuurinkoski</text:p><text:p text:style-name="P14">211419<text:tab/>Taina Peltonen<text:line-break/>205437<text:tab/>Oskari Ruutiainen<text:line-break/>211479<text:tab/>Niko Junkala</text:p><text:p text:style-name="P14">218197<text:tab/>Juho Teperi</text:p><text:p text:style-name="P14">205870<text:tab/>Masi Kajander</text:p></draw:text-box></draw:frame></text:p>
      <text:p text:style-name="P20">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Versio:</text:p>
            </table:table-cell>
            <table:table-cell table:style-name="Table2.A1" office:value-type="string">
              <text:p text:style-name="P9">Päiväys:</text:p>
            </table:table-cell>
            <table:table-cell table:style-name="Table2.A1" office:value-type="string">
              <text:p text:style-name="P9">Tekijä:</text:p>
            </table:table-cell>
            <table:table-cell table:style-name="Table2.A1" office:value-type="string">
              <text:p text:style-name="P9">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59"><text:s text:c="2"/>Vaihekohtainen suunnitelma</text:p>
          </table:table-cell>
        </table:table-row>
        <table:table-row>
          <table:table-cell table:style-name="Table2.A1" office:value-type="string">
            <text:p text:style-name="P4">1.1</text:p>
          </table:table-cell>
          <table:table-cell table:style-name="Table2.A1" office:value-type="string">
            <text:p text:style-name="P4">06.10.2013</text:p>
          </table:table-cell>
          <table:table-cell table:style-name="Table2.A1" office:value-type="string">
            <text:p text:style-name="P3">Tuurinkoski, Ruutiainen</text:p>
          </table:table-cell>
          <table:table-cell table:style-name="Table2.A1" office:value-type="string">
            <text:p text:style-name="P3">Asiakkaan kommenttien läpikäynti</text:p>
          </table:table-cell>
        </table:table-row>
        <table:table-row>
          <table:table-cell table:style-name="Table2.A1" office:value-type="string">
            <text:p text:style-name="P4">1.2</text:p>
          </table:table-cell>
          <table:table-cell table:style-name="Table2.A1" office:value-type="string">
            <text:p text:style-name="P4">18.10.2013</text:p>
          </table:table-cell>
          <table:table-cell table:style-name="Table2.A1" office:value-type="string">
            <text:p text:style-name="P3">Tuurinkoski</text:p>
          </table:table-cell>
          <table:table-cell table:style-name="Table2.A1" office:value-type="string">
            <text:p text:style-name="P3">Päivitykset kommenttien pohjalta sekä vaiheiden suunnitelan päivitys </text:p>
          </table:table-cell>
        </table:table-row>
        <table:table-row>
          <table:table-cell table:style-name="Table2.A1" office:value-type="string">
            <text:p text:style-name="P4">1.3</text:p>
          </table:table-cell>
          <table:table-cell table:style-name="Table2.A1" office:value-type="string">
            <text:p text:style-name="P4">05.11.2013</text:p>
          </table:table-cell>
          <table:table-cell table:style-name="Table2.A1" office:value-type="string">
            <text:p text:style-name="P3">Tuurinkoski</text:p>
          </table:table-cell>
          <table:table-cell table:style-name="Table2.A1" office:value-type="string">
            <text:p text:style-name="P3">Päivitykset tarkastuspöytäkirjan virhelistan pohjalta</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D3"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0">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62">1.<text:tab/>Johdanto<text:tab/>4</text:p>
          <text:p text:style-name="P63">1.1<text:tab/>TARKOITUS JA LAAJUUS<text:tab/>4</text:p>
          <text:p text:style-name="P63">1.2<text:tab/>TUOTE JA YMPÄRISTÖ<text:tab/>4</text:p>
          <text:p text:style-name="P63">1.3<text:tab/>MÄÄRITTELYT JA LYHENTEET<text:tab/>4</text:p>
          <text:p text:style-name="P63">1.4<text:tab/>RAJOITTEET<text:tab/>4</text:p>
          <text:p text:style-name="P63">1.5<text:tab/>VIITTEET<text:tab/>5</text:p>
          <text:p text:style-name="P62">2.<text:tab/>Projektiorganisaatio<text:tab/>6</text:p>
          <text:p text:style-name="P63">2.1<text:tab/>PROJEKTIRYHMÄN JÄSENET<text:tab/>6</text:p>
          <text:p text:style-name="P63">2.2<text:tab/>ASIAKAS <text:tab/>6</text:p>
          <text:p text:style-name="P63">2.3<text:tab/>TAMPEREEN TEKNILLINEN YLIOPISTO<text:tab/>6</text:p>
          <text:p text:style-name="P62">3.<text:tab/>Projektin tavoitteet ja päättäminen<text:tab/>7</text:p>
          <text:p text:style-name="P63">3.1<text:tab/>PROJEKTIRYHMÄN TAVOITTEET<text:tab/>7</text:p>
          <text:p text:style-name="P63">3.2<text:tab/>ASIAKKAAN TAVOITTEET<text:tab/>7</text:p>
          <text:p text:style-name="P63">3.3<text:tab/>PROJEKTIN TAVOITTEET<text:tab/>7</text:p>
          <text:p text:style-name="P63">3.4<text:tab/>PROJEKTIN HYLKÄÄMISKRITEERIT<text:tab/>7</text:p>
          <text:p text:style-name="P63">3.5<text:tab/>PROJEKTIN PÄÄTTÄMINEN<text:tab/>7</text:p>
          <text:p text:style-name="P62">4.<text:tab/>Projektin hallinta<text:tab/>8</text:p>
          <text:p text:style-name="P63">4.1<text:tab/>TAVAT JA TYÖKALUT<text:tab/>8</text:p>
          <text:p text:style-name="P63">4.2<text:tab/>TYÖNSEURANTA JA -OHJAUS<text:tab/>8</text:p>
          <text:p text:style-name="P63">4.3<text:tab/>OPPIMIS- JA OPETUSSUUNNITELMA<text:tab/>9</text:p>
          <text:p text:style-name="P62">5.<text:tab/>Projektin vaiheet ja aikataulu<text:tab/>10</text:p>
          <text:p text:style-name="P63">5.1<text:tab/>Sprint 1<text:tab/>11</text:p>
          <text:p text:style-name="P63">5.2<text:tab/>Sprint 2<text:tab/>11</text:p>
          <text:p text:style-name="P63">5.3<text:tab/>Sprint 3<text:tab/>12</text:p>
          <text:p text:style-name="P63">5.4<text:tab/>Sprint 4<text:tab/>12</text:p>
          <text:p text:style-name="P63">5.5<text:tab/>Sprint 5<text:tab/>12</text:p>
          <text:p text:style-name="P62">6.<text:tab/>Riskien hallinta<text:tab/>13</text:p>
          <text:p text:style-name="P63">6.1<text:tab/>RISKIT<text:tab/>13</text:p>
          <text:p text:style-name="P63">6.2<text:tab/>RISKIEN ENNUSMERKIT JA RATKAISUT<text:tab/>14</text:p>
          <text:p text:style-name="P63">6.3<text:tab/>RISKIEN SEURANTA VAIHEIDEN MUKAAN<text:tab/>15</text:p>
        </text:index-body>
      </text:table-of-content>
      <text:h text:style-name="P53" text:outline-level="1">Johdanto</text:h>
      <text:p text:style-name="P26">Henkilöstön osaamisen hallinnan työkalun avulla voidaan mallintaa työntekijöiden taitoja ja osaamista. Henkilöstö ja johto voi käyttää järjestelmän tietoja henkilöstön osaamisen kehittämisen tukena. Työkalun avulla näitä tietoja voidaan käyttää liiketoiminnan tukemiseen tarjousten tekemisen ja resurssien käytön suunnittelun muodossa. [1]</text:p>
      <text:h text:style-name="P55" text:outline-level="2">TARKOITUS JA LAAJUUS</text:h>
      <text:p text:style-name="P26">Dokumentin tarkoitus on kuvata suunnitelma projektin etenemisestä: projektin sisältö, tavoitteet, työ, toimintatavat, johtamisperiaatteet ja riskit. Suunnitelma kattaa vaiheet siihen asti, että tuote toimitetaan asiakkaalle. Vaihekohtaisessa suunnitelmassa ja aikataulutuksessa on otettu huomioon myös määrittelydokumentissa mainittavat lisäominaisuudet ja jatkokehitysajatukset.[2]</text:p>
      <text:h text:style-name="P55" text:outline-level="2">TUOTE JA YMPÄRISTÖ</text:h>
      <text:p text:style-name="P26">Tuotteen nimenä käytetään työvaiheessa asiakkaan tarjoamaa projektinimeä ”Henkilöstön osaamisen hallinnan työkalu”. Jatkossa projektinimeen viitataan lyhenteellä HOHT. Tuotteelle tullaan keksimään lopullinen nimi myöhemmässä vaiheessa.</text:p>
      <text:p text:style-name="P26"/>
      <text:p text:style-name="P26">Tuotteena olevan ohjelmiston on tarkoituksena tarjota asiakkaalle työkalu henkilöstön osaamisen hallintaan. Lisäksi työkalun toivotaan visualisoivan henkilöstön osaamista ja sen kehitystä. <text:span text:style-name="T4">Asiakas on voimakkaasti kasvava ohjelmistoalan yritys, jonka liiketoiminta perustuu henkilöstön osaamiseen. Tämän vuoksi tarve tuotteelle on suuri.</text:span></text:p>
      <text:p text:style-name="P26"/>
      <text:p text:style-name="P26">Projektin tavoitteena on toimittaa asiakkaalle vaatimusten mukainen työkalu projektityökurssin asettamien aikarajojen ja muiden vaatimusten puitteissa. Tuote toteutetaan web-sovelluksena asiakasorganisaation sisäiseen käyttöön.</text:p>
      <text:h text:style-name="P55" text:outline-level="2">MÄÄRITTELYT JA LYHENTEET</text:h>
      <text:p text:style-name="P10">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9">Lyhenne</text:p>
            </table:table-cell>
            <table:table-cell table:style-name="Acronyms.B1" office:value-type="string">
              <text:p text:style-name="P9">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3"/>
      <text:h text:style-name="P55" text:outline-level="2">RAJOITTEET</text:h>
      <text:p text:style-name="P28">Koska järjestelmä tulee asiakkaan sisäiseen käyttöön, ei nähdä rajoitteita henkilötietolain kannalta. Työkalun käyttämä tietokanta sisältää henkilörekisterin. Asiakkaan velvollisuus on huolehtia henkilörekisterin perusvelvoitteista [3]. Projektin aikana työryhmien kesken jaetaan luottamuksellista dokumentaatiota, mikä asettaa rajoitteita ulkopuolisten henkilöiden hyödyntämiseen esimerkiksi testausvaiheessa.</text:p>
      <text:p text:style-name="P27"/>
      <text:p text:style-name="P28">Asiakasvaatimuksissa[1] määritellään, että työkalua pitää pystyä käyttämään web-ympäristössä. Tämä rajoittaa valittavissa olevien ohjelmointikielien ja teknologioiden määrää toteutuksen suhteen. Lisätoiveena on käyttää moderneja ja ketteriä tekniikoita.</text:p>
      <text:p text:style-name="P28"/>
      <text:p text:style-name="P28"/>
      <text:h text:style-name="P55" text:outline-level="2"><text:soft-page-break/>VIITTEET</text:h>
      <text:p text:style-name="P26">[1]<text:tab/>Gofore Oy verkkosivu - Tietotekniikan projektityö, asiakasvaatimukset. <text:tab/>Viitattu 20.09.2013. Saatavilla:</text:p>
      <text:p text:style-name="Text_20_body"><text:span text:style-name="T6"><text:tab/></text:span><text:a xlink:type="simple" xlink:href="http://gofore.com/2013-2014-tietotekniikan-projektityo/"><text:span text:style-name="T6">http://gofore.com/2013-2014-tietotekniikan-projektityo/</text:span></text:a><text:span text:style-name="T6"> </text:span></text:p>
      <text:p text:style-name="P26"/>
      <text:p text:style-name="P26">[2]<text:tab/>Projektin virallinen vaatimusmäärittelydokumentti. Viitattu 05.11.2013. <text:tab/>Saatavilla:</text:p>
      <text:p text:style-name="P26"><text:tab/><text:a xlink:type="simple" xlink:href="http://www.students.tut.fi/~tuurinkj/ryhma4_hoht_vaatimusmaarittely">http://www.students.tut.fi/~tuurinkj/ryhma4_hoht_vaatimusmaarittely</text:a></text:p>
      <text:p text:style-name="P26"/>
      <text:p text:style-name="P26"/>
      <text:p text:style-name="P26">[3]<text:tab/>Henkilörekistereistä lain kannalta. Viitattu 20.09.2013. Saatavilla:</text:p>
      <text:p text:style-name="Text_20_body"><text:span text:style-name="T6"><text:tab/></text:span><text:a xlink:type="simple" xlink:href="http://www.cs.tut.fi/~jkorpela/hlorek.html">http://www.cs.tut.fi/~jkorpela/hlorek.html</text:a> </text:p>
      <text:p text:style-name="P26"/>
      <text:p text:style-name="P33"/>
      <text:p text:style-name="P34"/>
      <text:p text:style-name="P34"/>
      <text:p text:style-name="P26"/>
      <text:p text:style-name="P21"/>
      <text:p text:style-name="P26"/>
      <text:p text:style-name="P26"/>
      <text:p text:style-name="P21"/>
      <text:p text:style-name="P26"/>
      <text:h text:style-name="P54" text:outline-level="1">Projektiorganisaatio</text:h>
      <text:h text:style-name="P55" text:outline-level="2">PROJEKTIRYHMÄN JÄSENET</text:h>
      <text:p text:style-name="P29">Jussi Tuurinkoski - projektipäällikkö<text:tab/>jussi.tuurinkoski (at) tut.fi</text:p>
      <text:p text:style-name="P26"/>
      <text:p text:style-name="P26">Juho Teperi - web-ohjelmointiasiantuntija<text:tab/>juho.teperi (at) metosin.fi</text:p>
      <text:p text:style-name="P26"/>
      <text:p text:style-name="P26">Masi Kajander - käytettävyysvastaava<text:tab/>masi.kajander (at) cvx.fi</text:p>
      <text:p text:style-name="P26"/>
      <text:p text:style-name="P26">Oskari Ruutiainen - tietoturva-asiantuntija<text:tab/>oskari.ruutiainen (at) tut.fi</text:p>
      <text:p text:style-name="P26"/>
      <text:p text:style-name="P26">Niko Junkala - sovellussuunnitelija<text:tab/>niko.junkala (at) tut.fi</text:p>
      <text:p text:style-name="P26"/>
      <text:p text:style-name="P26">Taina Peltonen - sovellussuunnitelija<text:tab/>taina.peltonen (at) tut.fi</text:p>
      <text:p text:style-name="P26"/>
      <text:p text:style-name="P26">Kaikki projektiryhmän jäsenet ovat suorittamassa TIE-13100 Tietotekniikan projektityö -kurssia.</text:p>
      <text:h text:style-name="P55" text:outline-level="2">ASIAKAS </text:h>
      <text:p text:style-name="P26">Asiakas on ohjelmistoalan yritys Gofore Oy. Gofore kuvaa henkilöstöään tietoyhteiskunnan palveluarkkitehteinä ja -rakentajina. Goforen tehtäviin kuuluu palautteen antaminen heille tarjottuun materiaaliin (esim. kooditiedostot ja dokumentaatiot) liittyen pyydettäessä. Asiakkaan tulee myös huomauttaa vaatimusmäärittelyn epäkohdista ja suunnitteluratkaisuista, mikäli ne eivät vastaa heidän odotuksia valmiin tuotteen osalta. Projektiryöryhmälle tarjotaan Pro-lisenssi AgileZen projektinhallintatyökaluun projektin ajaksi ja tunnukset Goforen Confluence-ympäristöön mahdollistamaan pääsy työryhmän ja asiakkaan yhteiselle wikisivulle. Alla listattuna Goforen edustajat (lihavoituna ensisijainen kontakti).</text:p>
      <text:p text:style-name="P26"/>
      <text:p text:style-name="P29">Salum Abdul-Rahman<text:tab/><text:tab/>salum.abdul-rahman (at) gofore.com</text:p>
      <text:p text:style-name="P31">Erkki Salminen</text:p>
      <text:p text:style-name="P31">Jaakko Salonen</text:p>
      <text:p text:style-name="P31">Janne Mattila</text:p>
      <text:p text:style-name="P31">Juha Virtanen</text:p>
      <text:p text:style-name="P31">Juhana Huotarinen</text:p>
      <text:p text:style-name="P31">Jussi Nurminen</text:p>
      <text:p text:style-name="P31">Sami Kallio</text:p>
      <text:h text:style-name="P55" text:outline-level="2">TAMPEREEN TEKNILLINEN YLIOPISTO</text:h>
      <text:p text:style-name="P26">Projekti toteutetaan osana TIE-13100 Tietotekniikan projektityö -kurssia. Alla listattuna kurssin vastuuhenkilöt (lihavoituna) sekä projektiryhmän assistentti.</text:p>
      <text:p text:style-name="P26"/>
      <text:p text:style-name="P29">Outi Sievi-Korte<text:tab/><text:tab/>outi.sievi-korte (at) tut.fi</text:p>
      <text:p text:style-name="P29"/>
      <text:p text:style-name="P29">Tero Ahtee<text:tab/><text:tab/><text:tab/>tero.ahtee (at) tut.fi</text:p>
      <text:p text:style-name="P26"/>
      <text:p text:style-name="P26">Marko Leppänen<text:tab/><text:tab/>marko.leppanen (at) tut.fi</text:p>
      <text:h text:style-name="P53" text:outline-level="1">Projektin tavoitteet ja päättäminen</text:h>
      <text:h text:style-name="P55" text:outline-level="2">PROJEKTIRYHMÄN TAVOITTEET</text:h>
      <text:p text:style-name="P28">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h text:style-name="P55" text:outline-level="2">ASIAKKAAN TAVOITTEET</text:h>
      <text:p text:style-name="P26">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sen opiskelijoihin.</text:p>
      <text:p text:style-name="P26"/>
      <text:h text:style-name="Heading_20_2" text:outline-level="2">PROJEKTIN TAVOITTEET</text:h>
      <text:p text:style-name="Text_20_body">Projektin tavoitteena on luovuttaa asiakkaalle heidän tarpeitaan vastaava henkilöstön osaamisen hallinnan työkalu määräaikaan 24.01.2014 mennessä.</text:p>
      <text:p text:style-name="Text_20_body"/>
      <text:h text:style-name="P55" text:outline-level="2">PROJEKTIN HYLKÄÄMISKRITEERIT</text:h>
      <text:p text:style-name="P24">Projektin hylkäämiskriteerit kuvaavat tilanteita, jossa projektin jatkamista ei nähdä mahdolliseksi ja näin ollen keskeytetään. Tilanteet on listattu seuraavassa:</text:p>
      <text:list xml:id="list7560219676964995514" text:style-name="L1">
        <text:list-item>
          <text:p text:style-name="P38">Asiakas vetäytyy projektista. </text:p>
        </text:list-item>
      </text:list>
      <text:list xml:id="list5568146931284675140" text:style-name="L2">
        <text:list-item>
          <text:p text:style-name="P39">Projektiryhmä vetäytyy projektista</text:p>
        </text:list-item>
      </text:list>
      <text:list xml:id="list4525399020641100949" text:style-name="L3">
        <text:list-item>
          <text:p text:style-name="P40">Tuote ei vastaa asiakkaan tarpeita, ja ongelma huomataan myöhäisessä vaiheessa.</text:p>
        </text:list-item>
      </text:list>
      <text:p text:style-name="P24"/>
      <text:p text:style-name="P25">Yllä mainitut tilanteet eivät välttämättä suoraan johda projektin lopulliseen hylkäämiseen, mutta laukasevat keskustelun projektin muista etenemistavoista. Gofore voi asiakkaana vetäytyä projektista, mutta varsinainen projektiin liittyvän työn keskeyttäminen tulee projektityöryhmän päätöksestä. Projektia jatketaan tässä tapauksessa ilman asiakasta. Asiakkaan vetäytymisestä huolimatta sovitut salassapitosopimukset ovat voimassa normaalisti.<text:tab/><text:tab/></text:p>
      <text:h text:style-name="P55" text:outline-level="2">PROJEKTIN PÄÄTTÄMINEN</text:h>
      <text:p text:style-name="P24"/>
      <text:p text:style-name="P24">Projektin päättämisen suhteen vaaditaan ainakin seuraavat kriteerit: </text:p>
      <text:list xml:id="list3337859920356756866" text:style-name="L4">
        <text:list-item>
          <text:p text:style-name="P41">HOHT täyttää määrittelyissä kuvatut perusvaatimukset. [2]</text:p>
        </text:list-item>
        <text:list-item>
          <text:p text:style-name="P41">Kurssin osalta perusvaatimukset on täytetty:</text:p>
        </text:list-item>
      </text:list>
      <text:list xml:id="list2432907287806931129" text:style-name="L5">
        <text:list-item>
          <text:p text:style-name="P42">Kurssin asettamia takarajoja ei ole ylitetty ja vaadittu dokumentaatio on tehty.</text:p>
        </text:list-item>
      </text:list>
      <text:p text:style-name="P37"/>
      <text:p text:style-name="P24"/>
      <text:p text:style-name="P24">Projekti päätetään yhteistyössä asiakkaan ja kurssihenkilökunnan kanssa.</text:p>
      <text:h text:style-name="P53" text:outline-level="1">Projektin hallinta</text:h>
      <text:h text:style-name="P55" text:outline-level="2">TAVAT JA TYÖKALUT</text:h>
      <text:p text:style-name="P17"/>
      <text:p text:style-name="P32">Tehtävien hallintaan käytetään työkaluna AgileZen-ohjelmaa, missä on Kanban-taululla kuvattu iteraation aikana toteutettavat tehtävät. Backlogin täydennys, sieltä tehtävien nostaminen taululle ja yleinen työnjako toteutetaan projektityöryhmän viikkopalavereissa sekä IRC-keskustelujen kautta. <text:s/>Dokumentaatio tehdään Libre Office -tekstinkäsittelyllä tai Markdown-formaatissa dokumentin luonteesta riippuen. Versiohallintaan käytetään kahta Git-säilöä GitHub-palvelussa. Toista käytetään yleistä dokumentaatiota ja tiedonvälitystä varten ja toinen on varattu ohjelmakoodille. Projektityöryhmä noudattaa itse suunnittelemaansa koodauksen tyyliohjetta, joka on saatavilla tekstitiedostona Git-säilöstä. Nopea tiedonvälitys ryhmän sisällä toimii IRC:n kautta ja työtuntien kirjaus tehdään IRC-botin avulla. Projektilla on myös kurssin asettamien vaatimusten vuoksi julkinen verkkosivu. Projektityöryhmä ja asiakas allekirjoittavat salassapitosopimuksen, josta tulee ilmi salassapitokäytännöt osapuolten välillä jaetusta materiaalista sekä tekijänoikeuksiin liittyvät asiat valmiin tuotteen ja koodin osalta.</text:p>
      <text:p text:style-name="P32"/>
      <text:p text:style-name="P32">Projektissa käytettävät ohjelmointikielet, teknologiat ja muut työkalut tulevat ilmi alla kuvatussa taulukossa. Tietokannan ja käyttöliittymän välillä käytetään REST-kutsuja. </text:p>
      <text:p text:style-name="P32"/>
      <text:p text:style-name="P49">Taulukko 4.1 Projektissa käytettävät ohjelmointikielet ja työkalut</text:p>
      <table:table table:name="Taulukko4" table:style-name="Taulukko4">
        <table:table-column table:style-name="Taulukko4.A"/>
        <table:table-column table:style-name="Taulukko4.B"/>
        <table:table-column table:style-name="Taulukko4.A"/>
        <table:table-column table:style-name="Taulukko4.D"/>
        <table:table-row>
          <table:table-cell table:style-name="Taulukko4.A1" office:value-type="string">
            <text:p text:style-name="P57">Projektinhallinta </text:p>
          </table:table-cell>
          <table:table-cell table:style-name="Taulukko4.A1" office:value-type="string">
            <text:p text:style-name="P57">Testaus </text:p>
          </table:table-cell>
          <table:table-cell table:style-name="Taulukko4.A1" office:value-type="string">
            <text:p text:style-name="P57">Backend </text:p>
          </table:table-cell>
          <table:table-cell table:style-name="Taulukko4.D1" office:value-type="string">
            <text:p text:style-name="P57">Frontend</text:p>
          </table:table-cell>
        </table:table-row>
        <table:table-row>
          <table:table-cell table:style-name="Taulukko4.A2" office:value-type="string">
            <text:p text:style-name="P58">AgileZen </text:p>
          </table:table-cell>
          <table:table-cell table:style-name="Taulukko4.A2" office:value-type="string">
            <text:p text:style-name="P58">Grunt</text:p>
          </table:table-cell>
          <table:table-cell table:style-name="Taulukko4.A2" office:value-type="string">
            <text:p text:style-name="P58">MongoDB</text:p>
          </table:table-cell>
          <table:table-cell table:style-name="Taulukko4.D2" office:value-type="string">
            <text:p text:style-name="P58">AngularJS</text:p>
          </table:table-cell>
        </table:table-row>
        <table:table-row>
          <table:table-cell table:style-name="Taulukko4.A2" office:value-type="string">
            <text:p text:style-name="P58">GitHub </text:p>
          </table:table-cell>
          <table:table-cell table:style-name="Taulukko4.A2" office:value-type="string">
            <text:p text:style-name="P58">Mocha</text:p>
          </table:table-cell>
          <table:table-cell table:style-name="Taulukko4.A2" office:value-type="string">
            <text:p text:style-name="P58">Mongoose</text:p>
          </table:table-cell>
          <table:table-cell table:style-name="Taulukko4.D2" office:value-type="string">
            <text:p text:style-name="P58">Bootstrap</text:p>
          </table:table-cell>
        </table:table-row>
        <table:table-row>
          <table:table-cell table:style-name="Taulukko4.A2" office:value-type="string">
            <text:p text:style-name="P58">Confluence </text:p>
          </table:table-cell>
          <table:table-cell table:style-name="Taulukko4.A2" office:value-type="string">
            <text:p text:style-name="P58"/>
          </table:table-cell>
          <table:table-cell table:style-name="Taulukko4.A2" office:value-type="string">
            <text:p text:style-name="P58">Express</text:p>
          </table:table-cell>
          <table:table-cell table:style-name="Taulukko4.D2" office:value-type="string">
            <text:p text:style-name="P58"/>
          </table:table-cell>
        </table:table-row>
        <table:table-row>
          <table:table-cell table:style-name="Taulukko4.A2" office:value-type="string">
            <text:p text:style-name="P58">IRC </text:p>
          </table:table-cell>
          <table:table-cell table:style-name="Taulukko4.A2" office:value-type="string">
            <text:p text:style-name="P58"/>
          </table:table-cell>
          <table:table-cell table:style-name="Taulukko4.A2" office:value-type="string">
            <text:p text:style-name="P58">Node.JS</text:p>
          </table:table-cell>
          <table:table-cell table:style-name="Taulukko4.D2" office:value-type="string">
            <text:p text:style-name="P58"/>
          </table:table-cell>
        </table:table-row>
      </table:table>
      <text:p text:style-name="P32"/>
      <text:p text:style-name="P32"/>
      <text:p text:style-name="P32">Asiakkaalle tarjotaan kunkin sprintin päätteeksi päivitettävä demoversio (release) Heroku-pilvipalvelun kautta. </text:p>
      <text:h text:style-name="P55" text:outline-level="2">TYÖNSEURANTA JA -OHJAUS</text:h>
      <text:p text:style-name="P26">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 Projektissa käytetään yleisten suunnitteluratkaisuiden kysymyslistaa, joka toimii IRC-botin kautta. Kysymykset ovat näkyvissä projektisivulla ja niihin voi antaa vastauksia suoraan IRC-botin toimintojen avulla. Koodin osalta käytetään omaa Issue Trackeria, jota ylläpidetään koodin Git-säilössä. Vaatimusmäärittelyä päivitetään asiakaspalavereissa käytyjen keskustelujen pohjalta, keskimäärin kahden viikon sykleissä. Perustoiminnallisuudet pyritään selkiyttämään projektin alkuvaiheissa. Suuria muutoksia tai uusia kokonaisuuksia ei tuoda perustoiminnallisuuksiin enää kahden ensimmäisen iteraation jälkeen. Lisäominaisuuksien määrittelyjen osalta vastaava takaraja on kolmannen iteraation loppu.</text:p>
      <text:p text:style-name="P26"/>
      <text:p text:style-name="P26"><text:soft-page-break/>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26"/>
      <text:p text:style-name="P26">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 Viestinnän työkaluina käytetään asiakastapaamisten lisäksi IRC:ä (IRCNet, #mahtirojekti_gofore) nopeaan tiedonvälitykseen, sähköpostia virallisempaan informaation jakoon sekä asiakkaan tarjoamaa Confluence-ympäristöä dokumentaation jakamiseen ja kommentointiin. Projektityöryhmän tarjoamat dokumentit ovat projektisuunnitelma, vaatimusmäärittely, loppudokumentti ja muistiinpanot asiakastapaamisista.</text:p>
      <text:h text:style-name="P55" text:outline-level="2">OPPIMIS- JA OPETUSSUUNNITELMA</text:h>
      <text:p text:style-name="P26">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Lisäksi saadaan arvokasta kokemusta asiakasprojektin toteuttamisesta. Henkilökohtaista osaamista pyritään kehittämään ryhmätyöskentelyn avulla. Ryhmän sisällä on tarkoitus muodostaa pienempiä työskentelyryhmiä oppimisen helpottamiseksi. Kokeneemmat tekijät toimivat opastajina läpi projektin.</text:p>
      <text:p text:style-name="P26"/>
      <text:h text:style-name="P53" text:outline-level="1">Projektin vaiheet ja aikataulu</text:h>
      <text:p text:style-name="P26">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arvittavat salassapitosopimukset sekä tekijänoikeuksiin liittyvät seikat sovitaan projektin aikana hyvissä ajoin ennen lopullista tuotteen luovutusta. Työvaiheet tulevat tarkentumaan kurssin ja projektin edetessä asiakastapaamisten ja muun tiedonvälityksen myötä.</text:p>
      <text:p text:style-name="P26"/>
      <text:p text:style-name="P36">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09.09.-13.10.</text:p>
          </table:table-cell>
          <table:table-cell table:style-name="Table3.B1" office:value-type="string">
            <text:p text:style-name="P6">Sprint 1<text:span text:style-name="T3"> Vaatimusten kerääminen ja ensimmäinen prototyyppi</text:span></text:p>
          </table:table-cell>
        </table:table-row>
        <table:table-row>
          <table:table-cell table:style-name="Table3.A2" office:value-type="string">
            <text:p text:style-name="P5">27.09.</text:p>
          </table:table-cell>
          <table:table-cell table:style-name="Table3.B2" office:value-type="string">
            <text:p text:style-name="P3">Projektisuunnitelman ensimmäinen versio</text:p>
          </table:table-cell>
        </table:table-row>
        <table:table-row>
          <table:table-cell table:style-name="Table3.A2" office:value-type="string">
            <text:p text:style-name="P5">30.09.-0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3">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04.11.</text:p>
          </table:table-cell>
          <table:table-cell table:style-name="Table3.B2" office:value-type="string">
            <text:p text:style-name="P3">Asiantuntijat osallistuvat viikkopalaveriin</text:p>
          </table:table-cell>
        </table:table-row>
        <table:table-row>
          <table:table-cell table:style-name="Table3.A2" office:value-type="string">
            <text:p text:style-name="P3">0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08.12.</text:p>
          </table:table-cell>
          <table:table-cell table:style-name="Table3.B2" office:value-type="string">
            <text:p text:style-name="P6">Sprint 3<text:span text:style-name="T3">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09.12.2013-26.01.2014</text:p>
          </table:table-cell>
          <table:table-cell table:style-name="Table3.B2" office:value-type="string">
            <text:p text:style-name="P6">Sprint 4<text:span text:style-name="T3"> Lopullinen implementointi ja testaus</text:span></text:p>
          </table:table-cell>
        </table:table-row>
        <table:table-row>
          <table:table-cell table:style-name="Table3.A2" office:value-type="string">
            <text:p text:style-name="P3">07.01.-12.01.</text:p>
          </table:table-cell>
          <table:table-cell table:style-name="Table3.B2" office:value-type="string">
            <text:p text:style-name="P3">Assistentti osallistuu viikkopalaveriin</text:p>
          </table:table-cell>
        </table:table-row>
        <table:table-row>
          <table:table-cell table:style-name="Table3.A2" office:value-type="string">
            <text:p text:style-name="P3">24.01.</text:p>
          </table:table-cell>
          <table:table-cell table:style-name="Table3.B2" office:value-type="string">
            <text:p text:style-name="P3">Tuotteen luovutuksen takaraja</text:p>
          </table:table-cell>
        </table:table-row>
        <table:table-row>
          <table:table-cell table:style-name="Table3.A2" office:value-type="string">
            <text:p text:style-name="P3">27.01.-14.02.2014</text:p>
          </table:table-cell>
          <table:table-cell table:style-name="Table3.B2" office:value-type="string">
            <text:p text:style-name="P6">Sprint 5<text:span text:style-name="T3"> Projektin loppuunvienti</text:span></text:p>
          </table:table-cell>
        </table:table-row>
        <table:table-row>
          <table:table-cell table:style-name="Table3.A2" office:value-type="string">
            <text:p text:style-name="P3">31.01.</text:p>
          </table:table-cell>
          <table:table-cell table:style-name="Table3.B2" office:value-type="string">
            <text:p text:style-name="P3">Loppuraportin takaraja</text:p>
          </table:table-cell>
        </table:table-row>
        <table:table-row>
          <table:table-cell table:style-name="Table3.A2" office:value-type="string">
            <text:p text:style-name="P3">27.01.-04.02.</text:p>
          </table:table-cell>
          <table:table-cell table:style-name="Table3.B2" office:value-type="string">
            <text:p text:style-name="P3">Tuotteen esittely</text:p>
          </table:table-cell>
        </table:table-row>
        <table:table-row>
          <table:table-cell table:style-name="Table3.A2" office:value-type="string">
            <text:p text:style-name="P3">07.02.</text:p>
          </table:table-cell>
          <table:table-cell table:style-name="Table3.B2" office:value-type="string">
            <text:p text:style-name="P3">Projektin loppuesitys</text:p>
          </table:table-cell>
        </table:table-row>
        <table:table-row>
          <table:table-cell table:style-name="Table3.A2" office:value-type="string">
            <text:p text:style-name="P3">10.02.-14.02.</text:p>
          </table:table-cell>
          <table:table-cell table:style-name="Table3.B2" office:value-type="string">
            <text:p text:style-name="P3">Lopputapaaminen</text:p>
          </table:table-cell>
        </table:table-row>
      </table:table>
      <text:p text:style-name="P22"/>
      <text:p text:style-name="P26"/>
      <text:p text:style-name="P26"/>
      <text:p text:style-name="P26"/>
      <text:p text:style-name="P26"/>
      <text:p text:style-name="P26"/>
      <text:p text:style-name="P26"/>
      <text:h text:style-name="P55" text:outline-level="2"><text:soft-page-break/>Sprint 1</text:h>
      <text:p text:style-name="P26">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p>
      <text:p text:style-name="P26"/>
      <text:p text:style-name="P30">Taulukko 5.2 Sprint 1 työnjako</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8">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6"/>
      <text:h text:style-name="P55" text:outline-level="2">Sprint 2</text:h>
      <text:p text:style-name="P26">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ryhmien muodostus sekä hakutoiminto on toteutettuna. Alla esitetty työnjako on alustava ja jakautuu todellisuudessa hieman eri tavalla työn edetessä.</text:p>
      <text:p text:style-name="P26"/>
      <text:p text:style-name="P30">Taulukko 5.3 Sprint 2 työnjako</text:p>
      <table:table table:name="Taulukko3" table:style-name="Taulukko3">
        <table:table-column table:style-name="Taulukko3.A"/>
        <table:table-column table:style-name="Taulukko3.B"/>
        <table:table-row>
          <table:table-cell table:style-name="Taulukko3.A1" office:value-type="string">
            <text:p text:style-name="P7">Tekijä(t)</text:p>
          </table:table-cell>
          <table:table-cell table:style-name="Taulukko3.B1" office:value-type="string">
            <text:p text:style-name="P7">Työn kuvaus</text:p>
          </table:table-cell>
        </table:table-row>
        <table:table-row>
          <table:table-cell table:style-name="Taulukko3.A2" office:value-type="string">
            <text:p text:style-name="Table_20_Contents">Jussi Tuurinkoski, Oskari Ruutiainen</text:p>
          </table:table-cell>
          <table:table-cell table:style-name="Taulukko3.B2" office:value-type="string">
            <text:p text:style-name="Table_20_Contents">Projektisuunnitelman toinen julkinen versio</text:p>
          </table:table-cell>
        </table:table-row>
        <table:table-row>
          <table:table-cell table:style-name="Taulukko3.A2" office:value-type="string">
            <text:p text:style-name="Table_20_Contents">Niko Junkala, Oskari Ruutiainen</text:p>
          </table:table-cell>
          <table:table-cell table:style-name="Taulukko3.B2" office:value-type="string">
            <text:p text:style-name="Table_20_Contents">Projektin tietomalli ja assosiaatiot taidon ja henkilön välillä</text:p>
          </table:table-cell>
        </table:table-row>
        <table:table-row>
          <table:table-cell table:style-name="Taulukko3.A2" office:value-type="string">
            <text:p text:style-name="P18"><text:s text:c="2"/>Juho Teperi</text:p>
          </table:table-cell>
          <table:table-cell table:style-name="Taulukko3.B2" office:value-type="string">
            <text:p text:style-name="Table_20_Contents">Testipohjat ja tärkeimmät yksikkötestit</text:p>
          </table:table-cell>
        </table:table-row>
        <table:table-row>
          <table:table-cell table:style-name="Taulukko3.A2" office:value-type="string">
            <text:p text:style-name="Table_20_Contents">Jussi Tuurinkoski, Taina Peltonen</text:p>
          </table:table-cell>
          <table:table-cell table:style-name="Taulukko3.B2" office:value-type="string">
            <text:p text:style-name="Table_20_Contents">Määrittelydokumentin päivitykset ja käyttötapaukset</text:p>
          </table:table-cell>
        </table:table-row>
        <table:table-row>
          <table:table-cell table:style-name="Taulukko3.A2" office:value-type="string">
            <text:p text:style-name="Table_20_Contents">Niko Junkala</text:p>
          </table:table-cell>
          <table:table-cell table:style-name="Taulukko3.B2" office:value-type="string">
            <text:p text:style-name="Table_20_Contents">Ryhmien tallennus tietokantaan</text:p>
          </table:table-cell>
        </table:table-row>
        <table:table-row>
          <table:table-cell table:style-name="Taulukko3.A2" office:value-type="string">
            <text:p text:style-name="Table_20_Contents">Masi Kajander, Juho Teperi</text:p>
          </table:table-cell>
          <table:table-cell table:style-name="Taulukko3.B2" office:value-type="string">
            <text:p text:style-name="Table_20_Contents">Hakunäkymät</text:p>
          </table:table-cell>
        </table:table-row>
        <table:table-row>
          <table:table-cell table:style-name="Taulukko3.A2" office:value-type="string">
            <text:p text:style-name="Table_20_Contents">Masi Kajander</text:p>
          </table:table-cell>
          <table:table-cell table:style-name="Taulukko3.B2" office:value-type="string">
            <text:p text:style-name="Table_20_Contents">Staattiset käyttöiittymänäkymät tukemaan tietokannan tarjoamaa toiminnallisuutta</text:p>
          </table:table-cell>
        </table:table-row>
        <table:table-row>
          <table:table-cell table:style-name="Taulukko3.A2" office:value-type="string">
            <text:p text:style-name="Table_20_Contents">Masi Kajander, Oskari Ruutiainen</text:p>
          </table:table-cell>
          <table:table-cell table:style-name="Taulukko3.B2" office:value-type="string">
            <text:p text:style-name="Table_20_Contents">Ostoskoritoiminnallisuus tukemaan ryhmien muodostusta käyttöliittymässä</text:p>
          </table:table-cell>
        </table:table-row>
      </table:table>
      <text:p text:style-name="P26"/>
      <text:h text:style-name="P55" text:outline-level="2"><text:soft-page-break/>Sprint 3</text:h>
      <text:p text:style-name="P26">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Lisäksi viimeistellään ryhmien muodostaminen ja tallentaminen. Mikäli kyseiset toiminnallisuudet ovat hyvässä vaiheessa, siirrytään lisäominaisuuksien suunnittelemiseen ja toteuttamiseen. Näitä ovat mm. CV:n luominen järjestelmästä, mahdolliset integraatiot Goforen muihin järjestelmiin sekä Merge-toiminto taitojen yhdistämiseksi tietokannassa ehkäisemään duplikaattien olemassaoloa. Tarkempi työnjako tämän vaiheen osalta tullaan tekemään myöhemmin.</text:p>
      <text:h text:style-name="P55" text:outline-level="2">Sprint 4</text:h>
      <text:p text:style-name="P26">Työkalu sisältää perustoiminnallisuuden ja toteutettavat lisäominaisuudet on lyöty määrittelyjen osalta lukkoon tämän vaiheen alussa. Perustoiminnallisuuksia ja käytettävyyttä hiotaan vielä lopulliseen muotoonsa, ja testaukseen käytetään enemmän aikaa. Sprintin aikana järjestetään kattava testaus, jonka vaiheista muodostetaan testauslokidokumentti. Sprintin päätyttyä kaikki tuotteeseen tuleva toiminnallisuus on valmis ja työkalu luovutettavissa asiakkaalle. Tuotantoonvienti toteutetaan luovuttamalla tarvittava ohjelmakoodi asiakkaalle ja tarvittaessa ohjeistetaan ympäristön pystyttämisessä. Viimeinen versio projektisuunnitelmasta, vaatimusmäärittelystä ja testauslokista tulee olla valmiina iteraation loppuun mennessä. Tarkempi työnjako tämän vaiheen osalta tullaan tekemään myöhemmin.</text:p>
      <text:h text:style-name="P55" text:outline-level="2">Sprint 5</text:h>
      <text:p text:style-name="P26">Viimeisen sprintin aikana viimeistellään loppuraportti, pidetään viimeiset asiakastapaamiset ja esitellään projekti ja sen tuotos projektityökurssin loppunäytöstilaisuudessa.</text:p>
      <text:h text:style-name="P53" text:outline-level="1">Riskien hallinta</text:h>
      <text:p text:style-name="P26">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26"/>
      <text:h text:style-name="P55" text:outline-level="2">RISKIT</text:h>
      <text:p text:style-name="P50"><text:span text:style-name="T6">Taulukko 6.1 Riskit ja niiden kuvaukset</text:span></text:p>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26"/>
      <text:p text:style-name="P26"/>
      <text:p text:style-name="P26"/>
      <text:p text:style-name="P26"/>
      <text:p text:style-name="P35"/>
      <text:h text:style-name="P55" text:outline-level="2"><text:soft-page-break/>RISKIEN ENNUSMERKIT JA RATKAISUT</text:h>
      <text:p text:style-name="P16"><text:tab/></text:p>
      <text:p text:style-name="P26"><text:span text:style-name="T5">Riski:</text:span><text:tab/>H1 - Yksi ryhmän jäsen ei pysty jatkamaan kurssin suorittamista</text:p>
      <text:p text:style-name="P26"><text:span text:style-name="T5">Prioriteetti: </text:span><text:tab/>2</text:p>
      <text:p text:style-name="P29">Ennusmerkit:<text:tab/><text:span text:style-name="T3">Vähäinen osallistuminen työn tekemiseen, mahdolliset muut kasaantuvat <text:tab/>velvoitteet</text:span></text:p>
      <text:p text:style-name="P26"><text:span text:style-name="T5">Ratkaisu:</text:span><text:tab/>Yhden jäsenen poistuminen ei ole kriittistä projektin jatkumisen kannalta. <text:tab/>Työmäärä jakautuu muiden jäsenten kesken.</text:p>
      <text:p text:style-name="P26"/>
      <text:p text:style-name="P26"><text:span text:style-name="T5">Riski: </text:span><text:tab/>H2 - Yksi ryhmän jäsen ei pysty väliaikasesti osallistumaan työn tekoon <text:tab/>sairauden tai muun syyn vuoksi</text:p>
      <text:p text:style-name="P26"><text:span text:style-name="T5">Prioriteetti: </text:span><text:tab/>2</text:p>
      <text:p text:style-name="P29"><text:span text:style-name="T5">Ennusmerkit:<text:tab/></text:span><text:span text:style-name="T3">-</text:span></text:p>
      <text:p text:style-name="P26"><text:span text:style-name="T5">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6"/>
      <text:p text:style-name="P26"><text:span text:style-name="T5">Riski:</text:span><text:tab/>H3 - Web-ohjelmointiasiantuntija ei pysty jatkamaan kurssin suorittamista</text:p>
      <text:p text:style-name="P26"><text:span text:style-name="T5">Prioriteetti: </text:span><text:tab/>4</text:p>
      <text:p text:style-name="P29"><text:span text:style-name="T5">Ennusmerkit:<text:tab/></text:span><text:span text:style-name="T3">-</text:span></text:p>
      <text:p text:style-name="P26"><text:span text:style-name="T5">Ratkaisu:</text:span><text:tab/>Huomioitavaa on, että riskin merkitys pienenee mitä pidemmälle projektissa <text:tab/>edetään. Vastuualueeseen nimetään uusi henkilö projektiryhmästä.</text:p>
      <text:p text:style-name="P26"/>
      <text:p text:style-name="P26"><text:span text:style-name="T5">Riski:</text:span><text:tab/>H4 - Merkittävät konfliktit ryhmän sisällä toiminnallisuuden <text:tab/>toteutustavoista</text:p>
      <text:p text:style-name="P26"><text:span text:style-name="T5">Prioriteetti: </text:span><text:tab/>3</text:p>
      <text:p text:style-name="P29"><text:span text:style-name="T5">Ennusmerkit:<text:tab/></text:span><text:span text:style-name="T3">-</text:span></text:p>
      <text:p text:style-name="P26"><text:span text:style-name="T5">Ratkaisu:</text:span><text:tab/>Projektipäällikkö linjaa toteutustavat ryhmän keskinäisen keskustelun ja <text:tab/>esitettyjen argumenttien perusteella.</text:p>
      <text:p text:style-name="P29"/>
      <text:p text:style-name="P26"><text:span text:style-name="T5">Riski:</text:span><text:tab/>H5 - Työkuorma ei jakaudu tasaisesti jäsenten kesken</text:p>
      <text:p text:style-name="P26"><text:span text:style-name="T5">Prioriteetti: </text:span><text:tab/>6</text:p>
      <text:p text:style-name="P29"><text:span text:style-name="T5">Ennusmerkit:<text:tab/></text:span><text:span text:style-name="T3">Tuntikirjauksissa on havaittavissa suurian eroja ryhmän jäsenten välillä.</text:span></text:p>
      <text:p text:style-name="P26"><text:span text:style-name="T5">Ratkaisu:<text:tab/></text:span><text:span text:style-name="T3">Projektipäällikön tehtävänä on huolehtia projektin resursoinnista. <text:tab/>Ratkaisuna on jakaa työtehtävät pareille tai pienille ryhmille, jotka ovat <text:tab/>keskenään tasapainossa oletetun ammattitaidon ja kokemuksen osalta.</text:span></text:p>
      <text:p text:style-name="P31"/>
      <text:p text:style-name="P26"><text:span text:style-name="T5">Riski: </text:span><text:tab/>A1 - Asiakas vetäytyy projektista</text:p>
      <text:p text:style-name="P26"><text:span text:style-name="T5">Prioriteetti: </text:span><text:tab/>5</text:p>
      <text:p text:style-name="P29"><text:span text:style-name="T5">Ennusmerkit:<text:tab/></text:span><text:span text:style-name="T3">Jatkuva tyytymättömyys projektityöryhmän työskentelyyn ja esitettyihin <text:tab/>tuloksiin</text:span></text:p>
      <text:p text:style-name="P26"><text:span text:style-name="T5">Ratkaisu:</text:span><text:tab/>Projekti keskeytetään asiakkaan kanssa ja mahdollisesti viedään loppuun <text:tab/>kurssin henkilökunnan toimiessa asiakasroolissa.</text:p>
      <text:p text:style-name="P26"/>
      <text:p text:style-name="P26"><text:span text:style-name="T5">Riski:</text:span><text:tab/>A2 - Asiakas ei ole tavoitettavissa selvitettäessä avointa asiaa, joka <text:tab/>vaikuttaa merkittävästi projektin etenemiseen</text:p>
      <text:p text:style-name="P26"><text:span text:style-name="T5">Prioriteetti:</text:span> <text:tab/>9</text:p>
      <text:p text:style-name="P29"><text:span text:style-name="T5">Ennusmerkit:<text:tab/></text:span><text:span text:style-name="T3">-</text:span></text:p>
      <text:p text:style-name="P26"><text:span text:style-name="T5">Ratkaisu:</text:span><text:tab/>Avoimen asian suhteen tehdään linjaus ryhmän ja viime kädessä <text:tab/>projektipäällikön toimesta saatavilla olevan informaation avulla.</text:p>
      <text:p text:style-name="P26"/>
      <text:p text:style-name="P26"/>
      <text:p text:style-name="P26"/>
      <text:p text:style-name="P26"/>
      <text:p text:style-name="P26"/>
      <text:p text:style-name="P26"/>
      <text:p text:style-name="P26"><text:soft-page-break/><text:span text:style-name="T5">Riski: </text:span><text:tab/>T1 - AgilenZen-työkalun käyttö on odotettua hitaampaa tai vaikeampaa</text:p>
      <text:p text:style-name="P26"><text:span text:style-name="T5">Prioriteetti: </text:span><text:tab/>3</text:p>
      <text:p text:style-name="P29"><text:span text:style-name="T5">Ennusmerkit:<text:tab/></text:span><text:span text:style-name="T3">-</text:span></text:p>
      <text:p text:style-name="P26"><text:span text:style-name="T5">Ratkaisu:<text:tab/></text:span>AgileZenin käyttöön kuluu enemmän aikaa, mutta riski ei ole kriittinen <text:tab/>projektin jatkumisen kannalta. Resursointiin käytetään kiireellisessä <text:tab/>tilanteessa tarvittaessa muita työkaluja ja menetelmiä.</text:p>
      <text:p text:style-name="P26"/>
      <text:p text:style-name="P26"><text:span text:style-name="T5">Riski: </text:span><text:tab/>T2 - Käytössä oleva versionhallintapalvelu ei ole enää käytettävissä</text:p>
      <text:p text:style-name="P26"><text:span text:style-name="T5">Prioriteetti: </text:span><text:tab/>2</text:p>
      <text:p text:style-name="P29">Ennusmerkit:<text:tab/><text:span text:style-name="T3">Palvelu on alhaalla useita päiviä.</text:span></text:p>
      <text:p text:style-name="P26"><text:span text:style-name="T5">Ratkaisu:<text:tab/></text:span><text:span text:style-name="T3">Riski ei ole kriittinen niin kauan kun versionhallinnan tiedostoihin on pääsy <text:tab/>tai vastaavasti tiedostoista on varmuuskopiot palvelun ulkopuolella. Riskin <text:tab/>aktualisoituessa siirrytään käyttämään vaihtoehtoista palvelua.</text:span></text:p>
      <text:p text:style-name="P26"/>
      <text:p text:style-name="P26"><text:span text:style-name="T5">Riski: </text:span><text:tab/>T3 - Yhden ryhmän jäsenen työasema rikkoontuu projektin aikana</text:p>
      <text:p text:style-name="P26"><text:span text:style-name="T5">Prioriteetti: </text:span><text:tab/>1</text:p>
      <text:p text:style-name="P29">Ennusmerkit:<text:tab/><text:span text:style-name="T3">Mekaanisten komponenttien kulumisesta aiheutuva melu,</text:span></text:p>
      <text:p text:style-name="P29"><text:span text:style-name="T3"><text:tab/>käyttöjärjestelmän kaatuileminen, komponenttien korkea rasituslämpötila.</text:span></text:p>
      <text:p text:style-name="P29">Ratkaisu:<text:tab/><text:span text:style-name="T3">Kyseisen jäsenen työkuorma jaetaan väliaikaisesti muiden kesken, mikäli <text:tab/>tarpeellista. Vaihtoehtoisena työasemana on mahdollista käyttää koulun <text:tab/>tietokoneita.</text:span></text:p>
      <text:p text:style-name="P26"/>
      <text:p text:style-name="P26"><text:span text:style-name="T5">Riski: </text:span><text:tab/>T4 - Uusien ohjelmointikielien tai teknologioiden oppiminen vie paljon <text:tab/>aikaa</text:p>
      <text:p text:style-name="P26"><text:span text:style-name="T5">Prioriteetti:</text:span> <text:tab/>6</text:p>
      <text:p text:style-name="P29">Ennusmerkit:<text:tab/><text:span text:style-name="T3">-</text:span></text:p>
      <text:p text:style-name="P29">Ratkaisu:<text:tab/><text:span text:style-name="T3">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text:h text:style-name="P56" text:outline-level="2">RISKIEN SEURANTA VAIHEIDEN MUKAAN</text:h>
      <text:p text:style-name="P52"><text:span text:style-name="T3">Työn edetessä riskien todennäköisyys ja vaikutus kasvaa ja laskee työvaiheen mukaan. Alla olevalla taulukolla pyritään nostamaan esille kussakin vaiheessa tarkkailtavat riskit.</text:span></text:p>
      <text:p text:style-name="Text_20_body"><text:span text:style-name="T3"/></text:p>
      <text:p text:style-name="P50"><text:span text:style-name="T3">Taulukko 6.2 Vaihekohtainen riskien seuranta</text:span></text:p>
      <table:table table:name="Taulukko5" table:style-name="Taulukko5">
        <table:table-column table:style-name="Taulukko5.A"/>
        <table:table-column table:style-name="Taulukko5.B"/>
        <table:table-column table:style-name="Taulukko5.C"/>
        <table:table-column table:style-name="Taulukko5.D"/>
        <table:table-column table:style-name="Taulukko5.E"/>
        <table:table-column table:style-name="Taulukko5.F"/>
        <table:table-row>
          <table:table-cell table:style-name="Taulukko5.A1" office:value-type="string">
            <text:p text:style-name="P57">Riskit</text:p>
          </table:table-cell>
          <table:table-cell table:style-name="Taulukko5.A1" office:value-type="string">
            <text:p text:style-name="P57">Sprint 1</text:p>
          </table:table-cell>
          <table:table-cell table:style-name="Taulukko5.A1" office:value-type="string">
            <text:p text:style-name="P57">Sprint 2</text:p>
          </table:table-cell>
          <table:table-cell table:style-name="Taulukko5.A1" office:value-type="string">
            <text:p text:style-name="P57">Sprint 3</text:p>
          </table:table-cell>
          <table:table-cell table:style-name="Taulukko5.A1" office:value-type="string">
            <text:p text:style-name="P57">Sprint 4</text:p>
          </table:table-cell>
          <table:table-cell table:style-name="Taulukko5.F1" office:value-type="string">
            <text:p text:style-name="P57">Sprint 5</text:p>
          </table:table-cell>
        </table:table-row>
        <table:table-row>
          <table:table-cell table:style-name="Taulukko5.A2" office:value-type="string">
            <text:p text:style-name="P57">H1</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3</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4</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H5</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1</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1</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2</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3</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T4</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
      <text:p text:style-name="P5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6051" number:language="fi" number:country="FI"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3" text:name="versionDocument"/>
        </text:user-field-decls>
        <text:p text:style-name="MP1"><text:user-field-get text:name="nameproject">Henkilöstön osaamisen hallinnan työkalu</text:user-field-get><text:tab/><text:user-field-get text:name="typeDocument">Projektisuunnitelma</text:user-field-get><text:tab/>Versio <text:user-field-get text:name="versionDocument">1.3</text:user-field-get></text:p>
      </style:header>
      <style:footer>
        <text:p text:style-name="MP2"><text:time style:data-style-name="N16051" text:time-value="2013-11-05T20:34:53.16">05.11.2013 20:33:51</text:time><text:tab/><text:tab/><text:page-number text:select-page="current">15</text:page-number>/<text:page-count style:num-format="1">15</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11-05T20:34:53.13</dc:date>
    <meta:print-date>2013-09-10T13:57:20.81</meta:print-date>
    <dc:language>en-US</dc:language>
    <meta:editing-cycles>211</meta:editing-cycles>
    <meta:editing-duration>P4DT5H15M10S</meta:editing-duration>
    <meta:document-statistic meta:table-count="8" meta:image-count="0" meta:object-count="0" meta:page-count="15" meta:paragraph-count="447" meta:word-count="2725" meta:character-count="24228"/>
    <meta:user-defined meta:name="Info 1"/>
    <meta:user-defined meta:name="Info 2"/>
    <meta:user-defined meta:name="Info 3"/>
    <meta:user-defined meta:name="Info 4"/>
  </office:meta>
</office:document-meta>
</file>